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da7" officeooo:paragraph-rsid="000d2da7"/>
    </style:style>
    <style:style style:name="P2" style:family="paragraph" style:parent-style-name="Standard">
      <style:text-properties officeooo:rsid="000d56fb" officeooo:paragraph-rsid="000d5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:</text:p>
      <text:p text:style-name="P1"><text:a xlink:type="simple" xlink:href="https://github.com/microsoft/qlib/tree/main/scripts/data_collector/yahoo" text:style-name="Internet_20_link" text:visited-style-name="Visited_20_Internet_20_Link">https://github.com/microsoft/qlib/tree/main/scripts/data_collector/yahoo</text:a></text:p>
      <text:p text:style-name="P2">Stock1:000661</text:p>
      <text:p text:style-name="P2">Stock2:30014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6:14:12.419772217</meta:creation-date>
    <dc:date>2023-04-30T05:41:07.116207506</dc:date>
    <meta:editing-duration>PT2H17M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" meta:character-count="105" meta:non-whitespace-character-count="105"/>
  </office:meta>
</office:document-meta>
</file>